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1" svg:font-family="Roboto"/>
    <style:font-face style:name="Manjari Bold" svg:font-family="'Manjari Bold'" style:font-pitch="variable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Roboto" fo:font-size="14pt" officeooo:rsid="000c8186" officeooo:paragraph-rsid="000c8186" style:font-size-asian="14pt" style:font-size-complex="14pt"/>
    </style:style>
    <style:style style:name="P3" style:family="paragraph" style:parent-style-name="Standard">
      <style:text-properties style:font-name="Roboto" fo:font-size="14pt" officeooo:rsid="000c8186" officeooo:paragraph-rsid="000c8186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Roboto" fo:font-size="14pt" officeooo:rsid="000c85da" officeooo:paragraph-rsid="000c85da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Roboto" fo:font-size="14pt" officeooo:rsid="000c85da" officeooo:paragraph-rsid="00373b2f" style:font-size-asian="14pt" style:font-size-complex="14pt"/>
    </style:style>
    <style:style style:name="P6" style:family="paragraph" style:parent-style-name="Standard">
      <style:text-properties style:font-name="Roboto" fo:font-size="14pt" officeooo:rsid="000c85da" officeooo:paragraph-rsid="000c85da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Roboto" fo:font-size="14pt" officeooo:rsid="000c85da" officeooo:paragraph-rsid="000c85da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Roboto" fo:font-size="14pt" officeooo:rsid="000c85da" officeooo:paragraph-rsid="0028379e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Roboto" fo:font-size="14pt" officeooo:rsid="000c85da" officeooo:paragraph-rsid="0038e8b3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Roboto" fo:font-size="14pt" officeooo:rsid="000c85da" officeooo:paragraph-rsid="00299d9f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Roboto" fo:font-size="14pt" officeooo:rsid="000c85da" officeooo:paragraph-rsid="00322b69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Roboto" fo:font-size="14pt" officeooo:rsid="000c85da" officeooo:paragraph-rsid="003f785d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Roboto" fo:font-size="14pt" officeooo:rsid="0035a0bc" officeooo:paragraph-rsid="00373b2f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Roboto" fo:font-size="14pt" officeooo:rsid="0035a0bc" officeooo:paragraph-rsid="0034af07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Roboto" fo:font-size="14pt" officeooo:rsid="0035a0bc" officeooo:paragraph-rsid="0035a0bc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Roboto" fo:font-size="14pt" officeooo:rsid="0035a0bc" officeooo:paragraph-rsid="003637fc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Roboto" fo:font-size="14pt" officeooo:rsid="000e927d" officeooo:paragraph-rsid="0034af07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Roboto" fo:font-size="14pt" officeooo:rsid="0034af07" officeooo:paragraph-rsid="0034af07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Roboto" fo:font-size="14pt" officeooo:rsid="00182ecd" officeooo:paragraph-rsid="00299d9f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style:font-name="Roboto" fo:font-size="14pt" officeooo:rsid="00182ecd" officeooo:paragraph-rsid="003b70b5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Roboto" fo:font-size="14pt" officeooo:rsid="001ce44e" officeooo:paragraph-rsid="00382c88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style:font-name="Roboto" fo:font-size="14pt" officeooo:rsid="001ce44e" officeooo:paragraph-rsid="0038e8b3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Roboto" fo:font-size="14pt" officeooo:rsid="001ce44e" officeooo:paragraph-rsid="001ce44e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Roboto" fo:font-size="14pt" officeooo:rsid="001ce44e" officeooo:paragraph-rsid="003f785d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style:font-name="Roboto" fo:font-size="14pt" officeooo:rsid="001da53f" officeooo:paragraph-rsid="0028379e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style:font-name="Roboto" fo:font-size="14pt" officeooo:rsid="0018fbe9" officeooo:paragraph-rsid="001ce44e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style:font-name="Roboto" fo:font-size="14pt" officeooo:rsid="0018fbe9" officeooo:paragraph-rsid="003f785d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style:font-name="Roboto" fo:font-size="14pt" officeooo:rsid="003d112e" officeooo:paragraph-rsid="003d112e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Roboto" fo:font-size="14pt" style:text-underline-style="solid" style:text-underline-width="auto" style:text-underline-color="font-color" officeooo:rsid="000c85da" officeooo:paragraph-rsid="000c85da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style:font-name="Roboto" fo:font-size="14pt" style:text-underline-style="solid" style:text-underline-width="auto" style:text-underline-color="font-color" officeooo:rsid="000f9a01" officeooo:paragraph-rsid="000f9a01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style:font-name="Roboto" fo:font-size="14pt" style:text-underline-style="solid" style:text-underline-width="auto" style:text-underline-color="font-color" officeooo:rsid="001ce44e" officeooo:paragraph-rsid="00234591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style:font-name="Roboto" fo:font-size="14pt" style:text-underline-style="solid" style:text-underline-width="auto" style:text-underline-color="font-color" fo:font-weight="bold" officeooo:rsid="00299d9f" officeooo:paragraph-rsid="002a7abf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Roboto" fo:font-size="14pt" style:text-underline-style="none" officeooo:rsid="000c85da" officeooo:paragraph-rsid="00322b69" style:font-size-asian="14pt" style:font-size-complex="14pt"/>
    </style:style>
    <style:style style:name="P34" style:family="paragraph" style:parent-style-name="Standard">
      <style:paragraph-properties fo:text-align="center" style:justify-single-word="false"/>
      <style:text-properties style:font-name="Roboto" fo:font-size="18pt" officeooo:rsid="000c85da" officeooo:paragraph-rsid="0018fbe9" style:font-size-asian="18pt" style:font-size-complex="18pt"/>
    </style:style>
    <style:style style:name="P35" style:family="paragraph" style:parent-style-name="Standard">
      <style:paragraph-properties fo:text-align="start" style:justify-single-word="false"/>
      <style:text-properties style:font-name="Roboto" fo:font-size="18pt" officeooo:rsid="000c85da" officeooo:paragraph-rsid="000c85da" style:font-size-asian="18pt" style:font-size-complex="18pt"/>
    </style:style>
    <style:style style:name="P36" style:family="paragraph" style:parent-style-name="Standard">
      <style:paragraph-properties fo:text-align="center" style:justify-single-word="false"/>
      <style:text-properties style:font-name="Roboto" fo:font-size="18pt" officeooo:rsid="0018fbe9" officeooo:paragraph-rsid="0018fbe9" style:font-size-asian="18pt" style:font-size-complex="18pt"/>
    </style:style>
    <style:style style:name="P37" style:family="paragraph" style:parent-style-name="Standard">
      <style:paragraph-properties fo:text-align="start" style:justify-single-word="false"/>
      <style:text-properties style:font-name="Roboto" fo:font-size="18pt" officeooo:rsid="0018fbe9" officeooo:paragraph-rsid="0018fbe9" style:font-size-asian="18pt" style:font-size-complex="18pt"/>
    </style:style>
    <style:style style:name="P38" style:family="paragraph" style:parent-style-name="Standard">
      <style:paragraph-properties fo:text-align="start" style:justify-single-word="false"/>
      <style:text-properties style:font-name="Roboto" fo:font-size="18pt" officeooo:rsid="0018fbe9" officeooo:paragraph-rsid="002c7271" style:font-size-asian="18pt" style:font-size-complex="18pt"/>
    </style:style>
    <style:style style:name="P39" style:family="paragraph" style:parent-style-name="Standard">
      <style:paragraph-properties fo:text-align="start" style:justify-single-word="false"/>
      <style:text-properties style:font-name="Roboto" fo:font-size="18pt" officeooo:rsid="0018fbe9" officeooo:paragraph-rsid="0034af07" style:font-size-asian="18pt" style:font-size-complex="18pt"/>
    </style:style>
    <style:style style:name="P40" style:family="paragraph" style:parent-style-name="Standard">
      <style:paragraph-properties fo:text-align="start" style:justify-single-word="false"/>
      <style:text-properties style:font-name="Roboto" fo:font-size="18pt" officeooo:rsid="00182ecd" officeooo:paragraph-rsid="00182ecd" style:font-size-asian="18pt" style:font-size-complex="18pt"/>
    </style:style>
    <style:style style:name="P41" style:family="paragraph" style:parent-style-name="Standard">
      <style:paragraph-properties fo:text-align="start" style:justify-single-word="false"/>
      <style:text-properties style:font-name="Roboto" fo:font-size="18pt" officeooo:rsid="00299d9f" officeooo:paragraph-rsid="00299d9f" style:font-size-asian="18pt" style:font-size-complex="18pt"/>
    </style:style>
    <style:style style:name="P42" style:family="paragraph" style:parent-style-name="Standard">
      <style:paragraph-properties fo:text-align="start" style:justify-single-word="false"/>
      <style:text-properties style:font-name="Roboto" fo:font-size="18pt" officeooo:rsid="00299d9f" officeooo:paragraph-rsid="0034af07" style:font-size-asian="18pt" style:font-size-complex="18pt"/>
    </style:style>
    <style:style style:name="P43" style:family="paragraph" style:parent-style-name="Standard">
      <style:paragraph-properties fo:text-align="start" style:justify-single-word="false"/>
      <style:text-properties style:font-name="Roboto" fo:font-size="18pt" fo:font-weight="normal" officeooo:rsid="00299d9f" officeooo:paragraph-rsid="00299d9f" style:font-size-asian="18pt" style:font-weight-asian="normal" style:font-size-complex="18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Roboto" fo:font-size="18pt" fo:font-weight="normal" officeooo:rsid="0018fbe9" officeooo:paragraph-rsid="0034af07" style:font-size-asian="18pt" style:font-weight-asian="normal" style:font-size-complex="18pt" style:font-weight-complex="normal"/>
    </style:style>
    <style:style style:name="P45" style:family="paragraph" style:parent-style-name="Standard">
      <style:paragraph-properties fo:text-align="center" style:justify-single-word="false"/>
      <style:text-properties style:font-name="Roboto" fo:font-size="32pt" fo:font-weight="bold" officeooo:rsid="000c85da" officeooo:paragraph-rsid="000c85da" style:font-size-asian="32pt" style:font-weight-asian="bold" style:font-size-complex="32pt" style:font-weight-complex="bold"/>
    </style:style>
    <style:style style:name="P46" style:family="paragraph" style:parent-style-name="Title">
      <style:paragraph-properties fo:text-align="center" style:justify-single-word="false"/>
      <style:text-properties style:font-name="Roboto" fo:font-size="14pt" style:font-size-asian="14pt" style:font-size-complex="14pt"/>
    </style:style>
    <style:style style:name="P47" style:family="paragraph" style:parent-style-name="Standard">
      <style:paragraph-properties fo:text-align="center" style:justify-single-word="false"/>
      <style:text-properties style:font-name="Roboto" fo:font-size="18pt" style:text-underline-style="solid" style:text-underline-width="auto" style:text-underline-color="font-color" fo:font-weight="bold" officeooo:rsid="000c85da" officeooo:paragraph-rsid="0018fbe9" style:font-size-asian="18pt" style:font-weight-asian="bold" style:font-size-complex="18pt" style:font-weight-complex="bold"/>
    </style:style>
    <style:style style:name="P48" style:family="paragraph" style:parent-style-name="Standard">
      <style:paragraph-properties fo:text-align="center" style:justify-single-word="false"/>
      <style:text-properties style:font-name="Roboto" fo:font-size="18pt" officeooo:rsid="000c85da" officeooo:paragraph-rsid="0018fbe9" style:font-size-asian="18pt" style:font-size-complex="18pt"/>
    </style:style>
    <style:style style:name="P49" style:family="paragraph" style:parent-style-name="Standard">
      <style:paragraph-properties fo:text-align="start" style:justify-single-word="false"/>
      <style:text-properties style:font-name="Roboto" fo:font-size="18pt" fo:font-weight="bold" officeooo:rsid="00299d9f" officeooo:paragraph-rsid="00299d9f" style:font-size-asian="18pt" style:font-weight-asian="bold" style:font-size-complex="18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Roboto" fo:font-size="18pt" fo:font-weight="bold" officeooo:rsid="004cea78" officeooo:paragraph-rsid="00299d9f" style:font-size-asian="18pt" style:font-weight-asian="bold" style:font-size-complex="18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Roboto" fo:font-size="18pt" fo:font-weight="bold" officeooo:rsid="004cea78" officeooo:paragraph-rsid="004ff010" style:font-size-asian="18pt" style:font-weight-asian="bold" style:font-size-complex="18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Roboto" fo:font-size="18pt" fo:font-weight="bold" officeooo:rsid="004ff010" officeooo:paragraph-rsid="004ff010" style:font-size-asian="18pt" style:font-weight-asian="bold" style:font-size-complex="18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Roboto" fo:font-size="14pt" style:text-underline-style="solid" style:text-underline-width="auto" style:text-underline-color="font-color" officeooo:rsid="000c85da" officeooo:paragraph-rsid="00373b2f" style:font-size-asian="14pt" style:font-size-complex="14pt"/>
    </style:style>
    <style:style style:name="P54" style:family="paragraph" style:parent-style-name="Standard">
      <style:paragraph-properties fo:text-align="center" style:justify-single-word="false"/>
      <style:text-properties style:font-name="Roboto" fo:font-size="14pt" style:text-underline-style="solid" style:text-underline-width="auto" style:text-underline-color="font-color" fo:font-weight="bold" officeooo:rsid="000f9a01" officeooo:paragraph-rsid="000f9a01" style:font-size-asian="14pt" style:font-weight-asian="bold" style:font-size-complex="14pt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Roboto" fo:font-size="14pt" style:text-underline-style="solid" style:text-underline-width="auto" style:text-underline-color="font-color" fo:font-weight="bold" officeooo:rsid="00299d9f" officeooo:paragraph-rsid="0043d188" style:font-size-asian="14pt" style:font-weight-asian="bold" style:font-size-complex="14pt" style:font-weight-complex="bold"/>
    </style:style>
    <style:style style:name="P56" style:family="paragraph" style:parent-style-name="Standard">
      <style:paragraph-properties fo:text-align="center" style:justify-single-word="false"/>
      <style:text-properties style:font-name="Roboto" fo:font-size="14pt" style:text-underline-style="solid" style:text-underline-width="auto" style:text-underline-color="font-color" fo:font-weight="bold" officeooo:rsid="00299d9f" officeooo:paragraph-rsid="00486cc7" style:font-size-asian="14pt" style:font-weight-asian="bold" style:font-size-complex="14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Roboto" fo:font-size="14pt" officeooo:rsid="00382c88" officeooo:paragraph-rsid="00382c88" style:font-size-asian="14pt" style:font-size-complex="14pt"/>
    </style:style>
    <style:style style:name="P58" style:family="paragraph" style:parent-style-name="Standard">
      <style:paragraph-properties fo:text-align="start" style:justify-single-word="false"/>
      <style:text-properties style:font-name="Roboto" fo:font-size="14pt" officeooo:rsid="00382c88" officeooo:paragraph-rsid="0038e8b3" style:font-size-asian="14pt" style:font-size-complex="14pt"/>
    </style:style>
    <style:style style:name="P59" style:family="paragraph" style:parent-style-name="Standard">
      <style:paragraph-properties fo:text-align="start" style:justify-single-word="false"/>
      <style:text-properties style:font-name="Roboto" fo:font-size="14pt" officeooo:rsid="0038e8b3" officeooo:paragraph-rsid="0038e8b3" style:font-size-asian="14pt" style:font-size-complex="14pt"/>
    </style:style>
    <style:style style:name="P60" style:family="paragraph" style:parent-style-name="Standard">
      <style:paragraph-properties fo:text-align="start" style:justify-single-word="false"/>
      <style:text-properties style:font-name="Roboto" fo:font-size="14pt" officeooo:rsid="003b70b5" officeooo:paragraph-rsid="003b70b5" style:font-size-asian="14pt" style:font-size-complex="14pt"/>
    </style:style>
    <style:style style:name="P61" style:family="paragraph" style:parent-style-name="Standard">
      <style:paragraph-properties fo:text-align="start" style:justify-single-word="false"/>
      <style:text-properties style:font-name="Roboto" fo:font-size="14pt" officeooo:rsid="0042686c" officeooo:paragraph-rsid="003f785d" style:font-size-asian="14pt" style:font-size-complex="14pt"/>
    </style:style>
    <style:style style:name="P62" style:family="paragraph" style:parent-style-name="Standard">
      <style:paragraph-properties fo:text-align="start" style:justify-single-word="false"/>
      <style:text-properties style:font-name="Roboto" fo:font-size="14pt" officeooo:rsid="0042686c" officeooo:paragraph-rsid="0043d188" style:font-size-asian="14pt" style:font-size-complex="14pt"/>
    </style:style>
    <style:style style:name="P63" style:family="paragraph" style:parent-style-name="Standard">
      <style:paragraph-properties fo:text-align="start" style:justify-single-word="false"/>
      <style:text-properties style:font-name="Roboto" fo:font-size="14pt" officeooo:rsid="00182ecd" officeooo:paragraph-rsid="003b70b5" style:font-size-asian="14pt" style:font-size-complex="14pt"/>
    </style:style>
    <style:style style:name="P64" style:family="paragraph" style:parent-style-name="Standard">
      <style:paragraph-properties fo:text-align="start" style:justify-single-word="false"/>
      <style:text-properties style:font-name="Roboto" fo:font-size="14pt" officeooo:rsid="00182ecd" officeooo:paragraph-rsid="00299d9f" style:font-size-asian="14pt" style:font-size-complex="14pt"/>
    </style:style>
    <style:style style:name="P65" style:family="paragraph" style:parent-style-name="Standard">
      <style:paragraph-properties fo:text-align="start" style:justify-single-word="false"/>
      <style:text-properties style:font-name="Roboto" fo:font-size="14pt" officeooo:rsid="00182ecd" officeooo:paragraph-rsid="0043d188" style:font-size-asian="14pt" style:font-size-complex="14pt"/>
    </style:style>
    <style:style style:name="P66" style:family="paragraph" style:parent-style-name="Standard">
      <style:paragraph-properties fo:text-align="start" style:justify-single-word="false"/>
      <style:text-properties style:font-name="Roboto" fo:font-size="14pt" officeooo:rsid="000c85da" officeooo:paragraph-rsid="0038e8b3" style:font-size-asian="14pt" style:font-size-complex="14pt"/>
    </style:style>
    <style:style style:name="P67" style:family="paragraph" style:parent-style-name="Standard">
      <style:paragraph-properties fo:text-align="start" style:justify-single-word="false"/>
      <style:text-properties style:font-name="Roboto" fo:font-size="14pt" officeooo:rsid="000c85da" officeooo:paragraph-rsid="0043d188" style:font-size-asian="14pt" style:font-size-complex="14pt"/>
    </style:style>
    <style:style style:name="P68" style:family="paragraph" style:parent-style-name="Standard">
      <style:paragraph-properties fo:text-align="start" style:justify-single-word="false"/>
      <style:text-properties style:font-name="Roboto" fo:font-size="14pt" officeooo:rsid="000c85da" officeooo:paragraph-rsid="00486cc7" style:font-size-asian="14pt" style:font-size-complex="14pt"/>
    </style:style>
    <style:style style:name="P69" style:family="paragraph" style:parent-style-name="Standard">
      <style:paragraph-properties fo:text-align="start" style:justify-single-word="false"/>
      <style:text-properties style:font-name="Roboto" fo:font-size="14pt" officeooo:rsid="000c85da" officeooo:paragraph-rsid="004ff010" style:font-size-asian="14pt" style:font-size-complex="14pt"/>
    </style:style>
    <style:style style:name="P70" style:family="paragraph" style:parent-style-name="Standard">
      <style:paragraph-properties fo:text-align="center" style:justify-single-word="false"/>
      <style:text-properties style:font-name="Roboto" fo:font-size="14pt" officeooo:rsid="001ce44e" officeooo:paragraph-rsid="0043d188" style:font-size-asian="14pt" style:font-size-complex="14pt"/>
    </style:style>
    <style:style style:name="P71" style:family="paragraph" style:parent-style-name="Standard">
      <style:paragraph-properties fo:text-align="center" style:justify-single-word="false"/>
      <style:text-properties style:font-name="Roboto" fo:font-size="14pt" officeooo:rsid="001ce44e" officeooo:paragraph-rsid="00486cc7" style:font-size-asian="14pt" style:font-size-complex="14pt"/>
    </style:style>
    <style:style style:name="P72" style:family="paragraph" style:parent-style-name="Standard">
      <style:paragraph-properties fo:text-align="center" style:justify-single-word="false"/>
      <style:text-properties style:font-name="Roboto" fo:font-size="14pt" officeooo:rsid="001ce44e" officeooo:paragraph-rsid="004ff010" style:font-size-asian="14pt" style:font-size-complex="14pt"/>
    </style:style>
    <style:style style:name="P73" style:family="paragraph" style:parent-style-name="Standard">
      <style:paragraph-properties fo:text-align="start" style:justify-single-word="false"/>
      <style:text-properties style:font-name="Roboto" fo:font-size="14pt" officeooo:rsid="0018fbe9" officeooo:paragraph-rsid="0043d188" style:font-size-asian="14pt" style:font-size-complex="14pt"/>
    </style:style>
    <style:style style:name="P74" style:family="paragraph" style:parent-style-name="Standard">
      <style:paragraph-properties fo:text-align="start" style:justify-single-word="false"/>
      <style:text-properties style:font-name="Roboto" fo:font-size="14pt" officeooo:rsid="0018fbe9" officeooo:paragraph-rsid="00486cc7" style:font-size-asian="14pt" style:font-size-complex="14pt"/>
    </style:style>
    <style:style style:name="P75" style:family="paragraph" style:parent-style-name="Standard">
      <style:paragraph-properties fo:text-align="start" style:justify-single-word="false"/>
      <style:text-properties style:font-name="Roboto" fo:font-size="14pt" officeooo:rsid="0018fbe9" officeooo:paragraph-rsid="004ff010" style:font-size-asian="14pt" style:font-size-complex="14pt"/>
    </style:style>
    <style:style style:name="P76" style:family="paragraph" style:parent-style-name="Standard">
      <style:paragraph-properties fo:text-align="start" style:justify-single-word="false"/>
      <style:text-properties style:font-name="Roboto" fo:font-size="14pt" officeooo:rsid="00299d9f" officeooo:paragraph-rsid="00299d9f" style:font-size-asian="14pt" style:font-size-complex="14pt"/>
    </style:style>
    <style:style style:name="P77" style:family="paragraph" style:parent-style-name="Standard">
      <style:paragraph-properties fo:text-align="start" style:justify-single-word="false"/>
      <style:text-properties style:font-name="Roboto" fo:font-size="14pt" officeooo:rsid="004bc47b" officeooo:paragraph-rsid="004bc47b" style:font-size-asian="14pt" style:font-size-complex="14pt"/>
    </style:style>
    <style:style style:name="P78" style:family="paragraph" style:parent-style-name="Standard">
      <style:paragraph-properties fo:text-align="start" style:justify-single-word="false"/>
      <style:text-properties style:font-name="Roboto" fo:font-size="14pt" style:text-underline-style="none" fo:font-weight="normal" officeooo:rsid="003f785d" officeooo:paragraph-rsid="003f785d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Roboto" fo:font-size="14pt" style:text-underline-style="none" fo:font-weight="normal" officeooo:rsid="003f785d" officeooo:paragraph-rsid="0043d188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Roboto" fo:font-size="14pt" style:text-underline-style="none" fo:font-weight="normal" officeooo:rsid="0042686c" officeooo:paragraph-rsid="0042686c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Roboto" fo:font-size="14pt" style:text-underline-style="none" fo:font-weight="normal" officeooo:rsid="0042686c" officeooo:paragraph-rsid="0043d188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Roboto" fo:font-size="14pt" style:text-underline-style="none" fo:font-weight="normal" officeooo:rsid="00465870" officeooo:paragraph-rsid="00465870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Roboto" fo:font-size="14pt" style:text-underline-style="none" fo:font-weight="normal" officeooo:rsid="004bc47b" officeooo:paragraph-rsid="004ff010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Roboto1" fo:font-size="14pt" officeooo:rsid="000c85da" officeooo:paragraph-rsid="00486cc7" style:font-size-asian="14pt" style:font-size-complex="14pt"/>
    </style:style>
    <style:style style:name="P85" style:family="paragraph" style:parent-style-name="Standard">
      <style:paragraph-properties fo:text-align="start" style:justify-single-word="false"/>
      <style:text-properties style:font-name="Roboto1" fo:font-size="14pt" officeooo:rsid="000c85da" officeooo:paragraph-rsid="0043d188" style:font-size-asian="14pt" style:font-size-complex="14pt"/>
    </style:style>
    <style:style style:name="P86" style:family="paragraph" style:parent-style-name="Standard">
      <style:paragraph-properties fo:text-align="start" style:justify-single-word="false"/>
      <style:text-properties style:font-name="Roboto1" fo:font-size="14pt" officeooo:rsid="000c85da" officeooo:paragraph-rsid="004ff010" style:font-size-asian="14pt" style:font-size-complex="14pt"/>
    </style:style>
    <style:style style:name="P87" style:family="paragraph" style:parent-style-name="Standard">
      <style:paragraph-properties fo:text-align="start" style:justify-single-word="false"/>
      <style:text-properties style:font-name="Roboto1" fo:font-size="14pt" officeooo:rsid="00486cc7" officeooo:paragraph-rsid="00486cc7" style:font-size-asian="14pt" style:font-size-complex="14pt"/>
    </style:style>
    <style:style style:name="P88" style:family="paragraph" style:parent-style-name="Standard" style:list-style-name="L1">
      <style:paragraph-properties fo:text-align="start" style:justify-single-word="false"/>
      <style:text-properties style:font-name="Roboto1" fo:font-size="14pt" officeooo:paragraph-rsid="00486cc7" style:font-size-asian="14pt" style:font-size-complex="14pt"/>
    </style:style>
    <style:style style:name="P89" style:family="paragraph" style:parent-style-name="Standard">
      <style:paragraph-properties fo:text-align="start" style:justify-single-word="false"/>
      <style:text-properties style:font-name="Roboto1" fo:font-size="14pt" officeooo:paragraph-rsid="00486cc7" style:font-size-asian="14pt" style:font-size-complex="14pt"/>
    </style:style>
    <style:style style:name="P90" style:family="paragraph" style:parent-style-name="Standard">
      <style:paragraph-properties fo:text-align="start" style:justify-single-word="false">
        <style:tab-stops/>
      </style:paragraph-properties>
      <style:text-properties style:font-name="Roboto1" fo:font-size="14pt" officeooo:paragraph-rsid="00486cc7" style:font-size-asian="14pt" style:font-size-complex="14pt"/>
    </style:style>
    <style:style style:name="P91" style:family="paragraph" style:parent-style-name="Standard">
      <style:paragraph-properties fo:text-align="start" style:justify-single-word="false">
        <style:tab-stops/>
      </style:paragraph-properties>
      <style:text-properties style:font-name="Roboto1" fo:font-size="14pt" officeooo:paragraph-rsid="004aa5c5" style:font-size-asian="14pt" style:font-size-complex="14pt"/>
    </style:style>
    <style:style style:name="P92" style:family="paragraph" style:parent-style-name="Standard">
      <style:paragraph-properties fo:text-align="start" style:justify-single-word="false">
        <style:tab-stops/>
      </style:paragraph-properties>
      <style:text-properties style:font-name="Roboto1" fo:font-size="14pt" officeooo:paragraph-rsid="004bc47b" style:font-size-asian="14pt" style:font-size-complex="14pt"/>
    </style:style>
    <style:style style:name="P93" style:family="paragraph" style:parent-style-name="Standard">
      <style:paragraph-properties fo:text-align="start" style:justify-single-word="false"/>
      <style:text-properties style:font-name="Roboto1" fo:font-size="14pt" officeooo:paragraph-rsid="004bc47b" style:font-size-asian="14pt" style:font-size-complex="14pt"/>
    </style:style>
    <style:style style:name="P94" style:family="paragraph" style:parent-style-name="Standard" style:list-style-name="L1">
      <style:paragraph-properties fo:text-align="start" style:justify-single-word="false"/>
      <style:text-properties style:font-name="Roboto1" fo:font-size="14pt" officeooo:rsid="0048c1e8" officeooo:paragraph-rsid="0048c1e8" style:font-size-asian="14pt" style:font-size-complex="14pt"/>
    </style:style>
    <style:style style:name="P95" style:family="paragraph" style:parent-style-name="Standard">
      <style:paragraph-properties fo:text-align="start" style:justify-single-word="false"/>
      <style:text-properties style:font-name="Roboto1" fo:font-size="14pt" officeooo:rsid="0048c1e8" officeooo:paragraph-rsid="0048c1e8" style:font-size-asian="14pt" style:font-size-complex="14pt"/>
    </style:style>
    <style:style style:name="P96" style:family="paragraph" style:parent-style-name="Standard">
      <style:paragraph-properties fo:text-align="start" style:justify-single-word="false">
        <style:tab-stops/>
      </style:paragraph-properties>
      <style:text-properties style:font-name="Roboto1" fo:font-size="14pt" officeooo:rsid="004aa5c5" officeooo:paragraph-rsid="004aa5c5" style:font-size-asian="14pt" style:font-size-complex="14pt"/>
    </style:style>
    <style:style style:name="P97" style:family="paragraph" style:parent-style-name="Standard">
      <style:paragraph-properties fo:text-align="center" style:justify-single-word="false"/>
      <style:text-properties style:font-name="Roboto1" fo:font-size="14pt" style:text-underline-style="none" fo:font-weight="normal" officeooo:rsid="000c85da" officeooo:paragraph-rsid="00234591" style:font-size-asian="14pt" style:font-weight-asian="normal" style:font-size-complex="14pt" style:font-weight-complex="normal"/>
    </style:style>
    <style:style style:name="P98" style:family="paragraph" style:parent-style-name="Standard">
      <style:paragraph-properties fo:text-align="center" style:justify-single-word="false"/>
      <style:text-properties style:font-name="Roboto1" fo:font-size="14pt" style:text-underline-style="solid" style:text-underline-width="auto" style:text-underline-color="font-color" fo:font-weight="bold" officeooo:rsid="00299d9f" officeooo:paragraph-rsid="0043d188" style:font-size-asian="14pt" style:font-weight-asian="bold" style:font-size-complex="14pt" style:font-weight-complex="bold"/>
    </style:style>
    <style:style style:name="P99" style:family="paragraph" style:parent-style-name="Standard">
      <style:paragraph-properties fo:text-align="center" style:justify-single-word="false"/>
      <style:text-properties style:font-name="Roboto1" fo:font-size="14pt" style:text-underline-style="solid" style:text-underline-width="auto" style:text-underline-color="font-color" fo:font-weight="bold" officeooo:rsid="00299d9f" officeooo:paragraph-rsid="004ff010" style:font-size-asian="14pt" style:font-weight-asian="bold" style:font-size-complex="14pt" style:font-weight-complex="bold"/>
    </style:style>
    <style:style style:name="T1" style:family="text">
      <style:text-properties officeooo:rsid="000c85da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officeooo:rsid="000c85da" style:font-size-asian="32pt" style:font-size-complex="3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fbe9" style:font-weight-asian="bold" style:font-weight-complex="bold"/>
    </style:style>
    <style:style style:name="T6" style:family="text">
      <style:text-properties fo:font-weight="bold" officeooo:rsid="002c7271" style:font-weight-asian="bold" style:font-weight-complex="bold"/>
    </style:style>
    <style:style style:name="T7" style:family="text">
      <style:text-properties fo:font-weight="bold" officeooo:rsid="0034af07" style:font-weight-asian="bold" style:font-weight-complex="bold"/>
    </style:style>
    <style:style style:name="T8" style:family="text">
      <style:text-properties fo:font-weight="bold" officeooo:rsid="0044b891" style:font-weight-asian="bold" style:font-weight-complex="bold"/>
    </style:style>
    <style:style style:name="T9" style:family="text">
      <style:text-properties fo:font-weight="bold" officeooo:rsid="0021ba99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officeooo:rsid="00182ecd"/>
    </style:style>
    <style:style style:name="T13" style:family="text">
      <style:text-properties style:text-underline-style="solid" style:text-underline-width="auto" style:text-underline-color="font-color" officeooo:rsid="000c85da"/>
    </style:style>
    <style:style style:name="T14" style:family="text">
      <style:text-properties style:text-underline-style="solid" style:text-underline-width="auto" style:text-underline-color="font-color" officeooo:rsid="0043d188"/>
    </style:style>
    <style:style style:name="T15" style:family="text">
      <style:text-properties style:text-underline-style="solid" style:text-underline-width="auto" style:text-underline-color="font-color" officeooo:rsid="0028379e"/>
    </style:style>
    <style:style style:name="T16" style:family="text">
      <style:text-properties style:text-underline-style="solid" style:text-underline-width="auto" style:text-underline-color="font-color" officeooo:rsid="004bc47b"/>
    </style:style>
    <style:style style:name="T17" style:family="text">
      <style:text-properties style:text-underline-style="solid" style:text-underline-width="auto" style:text-underline-color="font-color" officeooo:rsid="00494b41"/>
    </style:style>
    <style:style style:name="T18" style:family="text">
      <style:text-properties officeooo:rsid="001293a1"/>
    </style:style>
    <style:style style:name="T19" style:family="text">
      <style:text-properties officeooo:rsid="00182ecd"/>
    </style:style>
    <style:style style:name="T20" style:family="text">
      <style:text-properties officeooo:rsid="0018fbe9"/>
    </style:style>
    <style:style style:name="T21" style:family="text">
      <style:text-properties officeooo:rsid="0021297a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34591" style:font-weight-asian="normal" style:font-weight-complex="normal"/>
    </style:style>
    <style:style style:name="T24" style:family="text">
      <style:text-properties fo:font-weight="normal" officeooo:rsid="00334beb" style:font-weight-asian="normal" style:font-weight-complex="normal"/>
    </style:style>
    <style:style style:name="T25" style:family="text">
      <style:text-properties fo:font-weight="normal" officeooo:rsid="0034af07" style:font-weight-asian="normal" style:font-weight-complex="normal"/>
    </style:style>
    <style:style style:name="T26" style:family="text">
      <style:text-properties officeooo:rsid="0028379e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officeooo:rsid="003f785d"/>
    </style:style>
    <style:style style:name="T29" style:family="text">
      <style:text-properties style:text-underline-style="none" officeooo:rsid="00486cc7"/>
    </style:style>
    <style:style style:name="T30" style:family="text">
      <style:text-properties style:text-underline-style="none" fo:font-weight="normal" style:font-weight-asian="normal" style:font-weight-complex="normal"/>
    </style:style>
    <style:style style:name="T31" style:family="text">
      <style:text-properties style:text-underline-style="none" fo:font-weight="normal" officeooo:rsid="00486cc7" style:font-weight-asian="normal" style:font-weight-complex="normal"/>
    </style:style>
    <style:style style:name="T32" style:family="text">
      <style:text-properties style:text-underline-style="none" fo:font-weight="normal" officeooo:rsid="00299d9f" style:font-weight-asian="normal" style:font-weight-complex="normal"/>
    </style:style>
    <style:style style:name="T33" style:family="text">
      <style:text-properties officeooo:rsid="003276e8"/>
    </style:style>
    <style:style style:name="T34" style:family="text">
      <style:text-properties officeooo:rsid="00334beb"/>
    </style:style>
    <style:style style:name="T35" style:family="text">
      <style:text-properties officeooo:rsid="0034af07"/>
    </style:style>
    <style:style style:name="T36" style:family="text">
      <style:text-properties officeooo:rsid="003637fc"/>
    </style:style>
    <style:style style:name="T37" style:family="text">
      <style:text-properties officeooo:rsid="00373b2f"/>
    </style:style>
    <style:style style:name="T38" style:family="text">
      <style:text-properties officeooo:rsid="003aac54"/>
    </style:style>
    <style:style style:name="T39" style:family="text">
      <style:text-properties officeooo:rsid="003e071f"/>
    </style:style>
    <style:style style:name="T40" style:family="text">
      <style:text-properties officeooo:rsid="003f785d"/>
    </style:style>
    <style:style style:name="T41" style:family="text">
      <style:text-properties officeooo:rsid="0043d188"/>
    </style:style>
    <style:style style:name="T42" style:family="text">
      <style:text-properties officeooo:rsid="0044b891"/>
    </style:style>
    <style:style style:name="T43" style:family="text">
      <style:text-properties officeooo:rsid="00486cc7"/>
    </style:style>
    <style:style style:name="T44" style:family="text">
      <style:text-properties officeooo:rsid="00494b41"/>
    </style:style>
    <style:style style:name="T45" style:family="text">
      <style:text-properties officeooo:rsid="004aa5c5"/>
    </style:style>
    <style:style style:name="T46" style:family="text">
      <style:text-properties officeooo:rsid="004bc47b"/>
    </style:style>
    <style:style style:name="T47" style:family="text">
      <style:text-properties officeooo:rsid="004ff010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6"><text:span text:style-name="T3">SPÉCIFICATIONS</text:span><text:span text:style-name="T2"> TECHNIQUES ET FONCTIONNELLES</text:span> </text:p>
      <text:p text:style-name="P2"><text:span text:style-name="T33">du </text:span>«<text:span text:style-name="T33">Data-Project »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0">Auteur :</text:span> </text:p>
      <text:p text:style-name="P4">Sylvie, <text:span text:style-name="T33">Laurent</text:span>, <text:span text:style-name="T18">Edains, </text:span>Francis, version 1.0</text:p>
      <text:p text:style-name="P4"/>
      <text:p text:style-name="P4"><text:span text:style-name="T10">Date :</text:span> </text:p>
      <text:p text:style-name="P4"><text:span text:style-name="T33">09/0</text:span>1/2018</text:p>
      <text:p text:style-name="P6"/>
      <text:p text:style-name="P45"><text:soft-page-break/></text:p>
      <text:p text:style-name="P45"/>
      <text:p text:style-name="P45">Table des matières</text:p>
      <text:p text:style-name="P4"/>
      <text:p text:style-name="P4"/>
      <text:p text:style-name="P4"/>
      <text:p text:style-name="P35"><text:span text:style-name="T4">1.</text:span> Historique du document</text:p>
      <text:p text:style-name="P35"/>
      <text:p text:style-name="P35"><text:span text:style-name="T4">2.</text:span> Présentation générale</text:p>
      <text:p text:style-name="P35"/>
      <text:p text:style-name="P35"><text:span text:style-name="T4">3. </text:span>Page <text:span text:style-name="T21">d’accueil </text:span>principale</text:p>
      <text:p text:style-name="P40"><text:tab/> </text:p>
      <text:p text:style-name="P37"><text:span text:style-name="T4">4.</text:span> <text:span text:style-name="T34">Page Inscription </text:span></text:p>
      <text:p text:style-name="P37"/>
      <text:p text:style-name="P49">5. <text:span text:style-name="T22">Page </text:span><text:span text:style-name="T25">P</text:span><text:span text:style-name="T24">rofil</text:span></text:p>
      <text:p text:style-name="P50"><text:span text:style-name="T24"/></text:p>
      <text:p text:style-name="P51"><text:span text:style-name="T34">6.</text:span><text:span text:style-name="T24"> </text:span><text:span text:style-name="T32">Page </text:span><text:span text:style-name="T31">Composition du menu pour une journée</text:span></text:p>
      <text:p text:style-name="P51"><text:span text:style-name="T31"/></text:p>
      <text:p text:style-name="P52"><text:span text:style-name="T29">7. </text:span><text:span text:style-name="T30">Page Mes Menus</text:span></text:p>
      <text:p text:style-name="P43"/>
      <text:p text:style-name="P42"><text:span text:style-name="T4">6.</text:span> Page <text:span text:style-name="T35">Produits</text:span></text:p>
      <text:p text:style-name="P39"/>
      <text:p text:style-name="P39"><text:span text:style-name="T6">7</text:span><text:span text:style-name="T4">. </text:span><text:span text:style-name="T24">Page </text:span><text:span text:style-name="T25">Catégories</text:span></text:p>
      <text:p text:style-name="P39"/>
      <text:p text:style-name="P44"><text:span text:style-name="T6">8</text:span><text:span text:style-name="T4">. </text:span><text:span text:style-name="T34">Page Listes</text:span></text:p>
      <text:p text:style-name="P44"/>
      <text:p text:style-name="P41"><text:span text:style-name="T7">9</text:span><text:span text:style-name="T4">.</text:span> Page <text:span text:style-name="T35">Caractéristiques du produit</text:span></text:p>
      <text:p text:style-name="P38"/>
      <text:p text:style-name="P38"><text:span text:style-name="T7">1</text:span><text:span text:style-name="T8">1</text:span><text:span text:style-name="T4">. </text:span><text:span text:style-name="T23">Interface</text:span> <text:span text:style-name="T21">de connexion pour ajouter et modifier</text:span></text:p>
      <text:p text:style-name="P36"><text:tab/></text:p>
      <text:p text:style-name="P34"/>
      <text:p text:style-name="P34"/>
      <text:p text:style-name="P34"/>
      <text:p text:style-name="P34"><text:soft-page-break/></text:p>
      <text:p text:style-name="P34"/>
      <text:p text:style-name="P47"/>
      <text:p text:style-name="P29"><text:span text:style-name="T4">1.</text:span> <text:span text:style-name="T4">Historique du document</text:span></text:p>
      <text:p text:style-name="P4"/>
      <text:p text:style-name="P7">Version : 1.0.0</text:p>
      <text:p text:style-name="P7">Nature des changements : Version initiale</text:p>
      <text:p text:style-name="P7">Rédacteurs : Sylvie, <text:span text:style-name="T35">Laurent</text:span>, <text:span text:style-name="T18">Edains </text:span>et Francis</text:p>
      <text:p text:style-name="P7">Date : <text:span text:style-name="T35">09</text:span> <text:span text:style-name="T35">janvier</text:span> 201<text:span text:style-name="T35">9</text:span></text:p>
      <text:p text:style-name="P7"/>
      <text:p text:style-name="P7"/>
      <text:p text:style-name="P5"><text:span text:style-name="T11">2.</text:span><text:span text:style-name="T10"> </text:span><text:span text:style-name="T11">Présentation générale</text:span></text:p>
      <text:p text:style-name="P5"/>
      <text:p text:style-name="P13"><text:span text:style-name="T11">OBLIGATOIRE :</text:span> </text:p>
      <text:p text:style-name="P13"><text:tab/>- Mobile first</text:p>
      <text:p text:style-name="P13"><text:tab/>- Utilisation de Git / Github</text:p>
      <text:p text:style-name="P13"><text:tab/>- Travailler avec un tableau de taches</text:p>
      <text:p text:style-name="P13"><text:tab/>- 1 Release (réalisation) fonctionnelle à 16h45 <text:tab/>différent <text:tab/>chaque jour</text:p>
      <text:p text:style-name="P7"/>
      <text:p text:style-name="P53">Objectifs :</text:p>
      <text:p text:style-name="P53"/>
      <text:p text:style-name="P17">L’ objectif étant de <text:span text:style-name="T35">chercher un jeu de données libre et de l’intégrer à un site. (Utilisation d’une base de donnée et d’un script PHP)</text:span></text:p>
      <text:p text:style-name="P14"/>
      <text:p text:style-name="P18">Les étapes de conception seront à respecter : </text:p>
      <text:p text:style-name="P18"><text:tab/>- MCD / MLD / MPD</text:p>
      <text:p text:style-name="P18"><text:tab/>- Zoning, wireframe, mockup</text:p>
      <text:p text:style-name="P18"><text:tab/>- Organisation du code3</text:p>
      <text:p text:style-name="P18"><text:tab/>- Spécification techniques et fonctionnelles</text:p>
      <text:p text:style-name="P18"/>
      <text:p text:style-name="P18"/>
      <text:p text:style-name="P15">Langages utilisable : HTML, CSS, JS, PHP (sql) → MVC si orienté objet.</text:p>
      <text:p text:style-name="P15"/>
      <text:p text:style-name="P15">Frameworks autorisés : Jquerry, Boilerplate, Bootstrap, …</text:p>
      <text:p text:style-name="P15"/>
      <text:p text:style-name="P15">Pseudo langage : SASS, …</text:p>
      <text:p text:style-name="P15"/>
      <text:p text:style-name="P16">/!\ UI et UX <text:span text:style-name="T36">sont importantes</text:span></text:p>
      <text:p text:style-name="P16"/>
      <text:p text:style-name="P16"/>
      <text:p text:style-name="P54"/>
      <text:p text:style-name="P54"><text:soft-page-break/></text:p>
      <text:p text:style-name="P54"/>
      <text:p text:style-name="P54"/>
      <text:p text:style-name="P54"/>
      <text:p text:style-name="P30"><text:span text:style-name="T4">3.</text:span> <text:span text:style-name="T4">Page </text:span><text:span text:style-name="T9">d’accueil </text:span><text:span text:style-name="T4">principale</text:span></text:p>
      <text:p text:style-name="P7"/>
      <text:p text:style-name="P7">La page principale du site se découpe en plusieurs zones. </text:p>
      <text:p text:style-name="P8">La police utilisée est  « <text:span text:style-name="T37">xxxxxxxxx ».</text:span></text:p>
      <text:p text:style-name="P19"><text:tab/></text:p>
      <text:p text:style-name="P19"><text:tab/><text:span text:style-name="T10">Zone 1 : Menu haut </text:span><text:span text:style-name="T14">(Header)</text:span></text:p>
      <text:p text:style-name="P19"><text:span text:style-name="T14"/></text:p>
      <text:p text:style-name="P21">Bloc contenant <text:span text:style-name="T26">un background-color : xxxxx</text:span></text:p>
      <text:p text:style-name="P57">A gauche le logo du site BIO miam, cliquable en tant que bouton « Accueil ».</text:p>
      <text:p text:style-name="P58">A droite le menu hamburger avec dans le dérouler les différentes pages : Accueil, Mon profil, Mes menus, Produits, Information nutritionnelles</text:p>
      <text:p text:style-name="P22"/>
      <text:p text:style-name="P28">Sous le menu hamburger indication de connexion / inscription qui pointe vers la <text:span text:style-name="T39">d’inscription ou de connexion</text:span></text:p>
      <text:p text:style-name="P22"/>
      <text:p text:style-name="P9"><text:tab/><text:span text:style-name="T12">Zone 2 : Bloc principal</text:span><text:span text:style-name="T19"> </text:span></text:p>
      <text:p text:style-name="P9"/>
      <text:p text:style-name="P59">Contenant 2 parties : </text:p>
      <text:p text:style-name="P9"/>
      <text:p text:style-name="P9"><text:tab/><text:span text:style-name="T38">Partie 1 : Background image </text:span></text:p>
      <text:p text:style-name="P9"/>
      <text:p text:style-name="P9"><text:tab/><text:span text:style-name="T38">Partie 2 : Background-color avec texte descriptif du site et de ses objectifs. Rappelant également le nutriscore. <text:s/></text:span></text:p>
      <text:p text:style-name="P25"/>
      <text:p text:style-name="P20"><text:tab/><text:span text:style-name="T10">Zone 4 : </text:span><text:span text:style-name="T15">Bloc bas de page </text:span><text:span text:style-name="T14">(footer)</text:span></text:p>
      <text:p text:style-name="P20"><text:span text:style-name="T14"/></text:p>
      <text:p text:style-name="P60">Contenant Mentions Légal et A propos </text:p>
      <text:p text:style-name="P7"/>
      <text:p text:style-name="P7"/>
      <text:p text:style-name="P31"><text:span text:style-name="T5">4.</text:span><text:span text:style-name="T20"> </text:span><text:span text:style-name="T5">Page d’inscription</text:span></text:p>
      <text:p text:style-name="P33"><text:s/></text:p>
      <text:p text:style-name="P11"><text:span text:style-name="T27">La police utilisée est  « </text:span><text:span text:style-name="T28">xxxxxxxx ».</text:span></text:p>
      <text:p text:style-name="P23"/>
      <text:p text:style-name="P26"><text:tab/><text:span text:style-name="T13">Zone 1 :</text:span><text:span text:style-name="T1"> Menu haut identique, page principale </text:span></text:p>
      <text:p text:style-name="P26"/>
      <text:p text:style-name="P10"><text:tab/><text:span text:style-name="T12">Zone 2 :</text:span><text:span text:style-name="T19"> Fond du document, background-color « # »</text:span></text:p>
      <text:p text:style-name="P10"/>
      <text:p text:style-name="P10"><text:tab/><text:span text:style-name="T12">Zone 3 :</text:span><text:span text:style-name="T19"> Formulaire d’inscription </text:span></text:p>
      <text:p text:style-name="P65"><text:soft-page-break/><text:span text:style-name="T39">Contenant l</text:span>es champs texte à saisir : <text:span text:style-name="T40">Pseudo, Mot de passe, Confirmation du mot de passe, E mail, Nom, Prénom. </text:span></text:p>
      <text:p text:style-name="P65"/>
      <text:p text:style-name="P65"><text:span text:style-name="T40">Suivi d’un rappel que pour besoin journalier, il nous faut des informations complémentaire. </text:span></text:p>
      <text:p text:style-name="P65"/>
      <text:p text:style-name="P65"><text:span text:style-name="T40">Date de naissance, Genre, Taille, Poids, Activité et le bouton de validation « je m’inscris » afin de créer son profil.</text:span></text:p>
      <text:p text:style-name="P19"/>
      <text:p text:style-name="P76"/>
      <text:p text:style-name="P32">5. Page <text:span text:style-name="T40">Mon profil</text:span></text:p>
      <text:p text:style-name="P11"><text:s/></text:p>
      <text:p text:style-name="P12"><text:span text:style-name="T27">La police utilisée est  « </text:span><text:span text:style-name="T28">xxxxxxxx ».</text:span></text:p>
      <text:p text:style-name="P24"/>
      <text:p text:style-name="P27"><text:tab/><text:span text:style-name="T13">Zone 1 :</text:span><text:span text:style-name="T1"> Menu haut identique, page principale </text:span></text:p>
      <text:p text:style-name="P27"/>
      <text:p text:style-name="P12"><text:tab/><text:span text:style-name="T12">Zone 2 :</text:span><text:span text:style-name="T19"> Fond du document, background-color « # »</text:span></text:p>
      <text:p text:style-name="P12"/>
      <text:p text:style-name="P12"><text:tab/><text:span text:style-name="T12">Zone 3 :</text:span><text:span text:style-name="T19"> Bloc profil complété avec les données utilisateur. </text:span></text:p>
      <text:p text:style-name="P61">Bouton de validation «Modifier mon compte» qui pointe sur la page d’inscription pré-rempli.</text:p>
      <text:p text:style-name="P78"><text:tab/></text:p>
      <text:p text:style-name="P80">Bouton de suppression «Supprimer mon compte» qui fait apparaître <text:s/>une demande de confirmation avec mot de passe <text:span text:style-name="T42">pour confirmer la suppression. Puis confirmation de la suppression par le message votre compte à bien été supprimer.</text:span></text:p>
      <text:p text:style-name="P80"/>
      <text:p text:style-name="P80"/>
      <text:p text:style-name="P56"><text:span text:style-name="T43">6</text:span>. Page <text:span text:style-name="T43">Composition du menu pour une journée</text:span></text:p>
      <text:p text:style-name="P68"><text:s/></text:p>
      <text:p text:style-name="P68"><text:span text:style-name="T27">La police utilisée est  « </text:span><text:span text:style-name="T28">xxxxxxxx ».</text:span></text:p>
      <text:p text:style-name="P71"/>
      <text:p text:style-name="P74"><text:tab/><text:span text:style-name="T13">Zone 1 :</text:span><text:span text:style-name="T1"> Menu haut identique, page principale </text:span></text:p>
      <text:p text:style-name="P74"/>
      <text:p text:style-name="P68"><text:tab/><text:span text:style-name="T12">Zone 2 :</text:span><text:span text:style-name="T19"> Fond du document, background-color « # »</text:span></text:p>
      <text:p text:style-name="P68"/>
      <text:p text:style-name="P84"><text:tab/><text:span text:style-name="T12">Zone 3 :</text:span><text:span text:style-name="T19"> Bloc principale </text:span></text:p>
      <text:p text:style-name="P87">Donnant la possibilité d’ajouter une ligne (1 produit). Cette ligne comprend 5 bloc carré sur toute la largeur avec comme contenu. </text:p>
      <text:list xml:id="list1561102611" text:style-name="L1">
        <text:list-item>
          <text:p text:style-name="P88"><text:span text:style-name="T43">Image du produit</text:span></text:p>
        </text:list-item>
        <text:list-item>
          <text:p text:style-name="P94">Glucide</text:p>
        </text:list-item>
        <text:list-item>
          <text:p text:style-name="P94">Proteine</text:p>
        </text:list-item>
        <text:list-item>
          <text:p text:style-name="P94">Lipide </text:p>
        </text:list-item>
        <text:list-item>
          <text:p text:style-name="P94">Kcal</text:p>
        </text:list-item>
      </text:list>
      <text:p text:style-name="P95"><text:soft-page-break/>Une seconde ligne <text:span text:style-name="T44">est une ligne avec un curseur pour faire glisser la quantité de 0,5 en 0,5 a partir de 0 à 5.</text:span></text:p>
      <text:p text:style-name="P89"/>
      <text:p text:style-name="P93"><text:span text:style-name="T46">A la fin de la liste la possibilité de saisir un NOM pour le menu réaliser ainsi que de l’enregistrer.</text:span></text:p>
      <text:p text:style-name="P92"/>
      <text:p text:style-name="P92"/>
      <text:p text:style-name="P92"/>
      <text:p text:style-name="P92"><text:span text:style-name="T44"><text:tab/></text:span><text:span text:style-name="T17">Zone </text:span><text:span text:style-name="T16">4</text:span><text:span text:style-name="T17"> : bloc bas</text:span></text:p>
      <text:p text:style-name="P90"/>
      <text:p text:style-name="P91"><text:span text:style-name="T45">Contenant 2 lignes : </text:span></text:p>
      <text:p text:style-name="P91"/>
      <text:p text:style-name="P91"><text:span text:style-name="T45">1. bloc rappelant le Kcal maximun journalier, calculer selon les références clients</text:span></text:p>
      <text:p text:style-name="P91"/>
      <text:p text:style-name="P91"><text:span text:style-name="T45">2. bloc rappelant les fouchettes d’apport en lipide, glucide, et protéine ainsi que les apports lier au menu .</text:span></text:p>
      <text:p text:style-name="P96">Le fond de la case contenant ces chiffres change de couleurs selon : <text:tab/><text:tab/>si les chiffres sont en &lt; jaune</text:p>
      <text:p text:style-name="P96"><text:tab/><text:tab/>si les chiffres sont compris dans la fourchette&lt; vert</text:p>
      <text:p text:style-name="P96"><text:tab/><text:tab/>si les chiffres sont &gt; rouge</text:p>
      <text:p text:style-name="P91"><text:span text:style-name="T45"><text:tab/></text:span></text:p>
      <text:p text:style-name="P97"/>
      <text:p text:style-name="P98"><text:span text:style-name="T43">7</text:span>. <text:span text:style-name="T41">Mes menus</text:span></text:p>
      <text:p text:style-name="P85"><text:s/></text:p>
      <text:p text:style-name="P67"><text:span text:style-name="T27">La police utilisée est  « </text:span><text:span text:style-name="T28">xxxxxxxx ».</text:span></text:p>
      <text:p text:style-name="P70"/>
      <text:p text:style-name="P73"><text:tab/><text:span text:style-name="T13">Zone 1 :</text:span><text:span text:style-name="T1"> Menu haut identique, page principale </text:span></text:p>
      <text:p text:style-name="P73"/>
      <text:p text:style-name="P67"><text:tab/><text:span text:style-name="T12">Zone 2 :</text:span><text:span text:style-name="T19"> Fond du document, background-color « # »</text:span></text:p>
      <text:p text:style-name="P67"/>
      <text:p text:style-name="P67"><text:tab/><text:span text:style-name="T12">Zone 3 :</text:span><text:span text:style-name="T19"> Bloc principal</text:span></text:p>
      <text:p text:style-name="P77">Contenant la liste des menus enregistrer, contenant le NOM la date, et est cliquable et pointe vers le la page liste.</text:p>
      <text:p text:style-name="P81"/>
      <text:p text:style-name="P81"/>
      <text:p text:style-name="P99"><text:span text:style-name="T47">8</text:span>. <text:span text:style-name="T47">Liste</text:span></text:p>
      <text:p text:style-name="P86"><text:s/></text:p>
      <text:p text:style-name="P69"><text:span text:style-name="T27">La police utilisée est  « </text:span><text:span text:style-name="T28">xxxxxxxx ».</text:span></text:p>
      <text:p text:style-name="P72"/>
      <text:p text:style-name="P75"><text:tab/><text:span text:style-name="T13">Zone 1 :</text:span><text:span text:style-name="T1"> Menu haut identique, page principale </text:span></text:p>
      <text:p text:style-name="P75"/>
      <text:p text:style-name="P69"><text:tab/><text:span text:style-name="T12">Zone 2 :</text:span><text:span text:style-name="T19"> Fond du document, background-color « # »</text:span></text:p>
      <text:p text:style-name="P69"/>
      <text:p text:style-name="P69"><text:soft-page-break/><text:tab/><text:span text:style-name="T12">Zone 3 :</text:span><text:span text:style-name="T19"> Bloc principal</text:span></text:p>
      <text:p text:style-name="P83">Contenant la liste des <text:span text:style-name="T47">produits ainsi que leur quantité avec en fin de ligne une checkbox afin de confirmer la sélection</text:span></text:p>
      <text:p text:style-name="P81"/>
      <text:p text:style-name="P81"/>
      <text:p text:style-name="P81"/>
      <text:p text:style-name="P55"><text:span text:style-name="T47">9</text:span>. <text:span text:style-name="T41">Produits</text:span></text:p>
      <text:p text:style-name="P67"><text:s/></text:p>
      <text:p text:style-name="P67"><text:span text:style-name="T27">La police utilisée est  « </text:span><text:span text:style-name="T28">xxxxxxxx ».</text:span></text:p>
      <text:p text:style-name="P70"/>
      <text:p text:style-name="P73"><text:tab/><text:span text:style-name="T13">Zone 1:</text:span><text:span text:style-name="T1"> Menu haut identique, page principale </text:span></text:p>
      <text:p text:style-name="P73"/>
      <text:p text:style-name="P67"><text:tab/><text:span text:style-name="T12">Zone 2:</text:span><text:span text:style-name="T19"> Fond du document, background-color « # »</text:span></text:p>
      <text:p text:style-name="P67"/>
      <text:p text:style-name="P67"><text:tab/><text:span text:style-name="T12">Zone 3:</text:span><text:span text:style-name="T19"> Bloc catégorie</text:span></text:p>
      <text:p text:style-name="P79"><text:tab/></text:p>
      <text:p text:style-name="P82">Deux colonnes d ‘image cliquable pointant vers la page Catégorie</text:p>
      <text:p text:style-name="P81"/>
      <text:p text:style-name="P81"/>
      <text:p text:style-name="P55"><text:span text:style-name="T47">10</text:span>. <text:span text:style-name="T41">Information nutritionnelles</text:span> </text:p>
      <text:p text:style-name="P67"><text:s/></text:p>
      <text:p text:style-name="P67"><text:span text:style-name="T27">La police utilisée est  « </text:span><text:span text:style-name="T28">xxxxxxxx ».</text:span></text:p>
      <text:p text:style-name="P70"/>
      <text:p text:style-name="P73"><text:tab/><text:span text:style-name="T13">Zone 1 :</text:span><text:span text:style-name="T1"> Menu haut identique, page principale </text:span></text:p>
      <text:p text:style-name="P73"/>
      <text:p text:style-name="P67"><text:tab/><text:span text:style-name="T12">Zone 2 :</text:span><text:span text:style-name="T19"> Fond du document, background-color « # »</text:span></text:p>
      <text:p text:style-name="P67"/>
      <text:p text:style-name="P67"><text:tab/><text:span text:style-name="T12">Zone 3 :</text:span><text:span text:style-name="T19"> Bloc profil complété avec les données utilisateur. </text:span></text:p>
      <text:p text:style-name="P62">Bouton de validation «Modifier mon compte» qui pointe sur la page d’inscription pré-rempli.</text:p>
      <text:p text:style-name="P79"><text:tab/></text:p>
      <text:p text:style-name="P81">Bouton de suppression «Supprimer mon compte» qui fait apparaître <text:s/>une demande de confirmation avec mot de pas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1" svg:font-family="Roboto"/>
    <style:font-face style:name="Manjari Bold" svg:font-family="'Manjari Bold'" style:font-pitch="variable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4:34:29.966283906</meta:creation-date>
    <dc:date>2019-01-11T15:12:41.297694294</dc:date>
    <meta:editing-duration>PT2H48M52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7" meta:paragraph-count="129" meta:word-count="923" meta:character-count="5384" meta:non-whitespace-character-count="4483"/>
  </office:meta>
</office:document-meta>
</file>